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06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48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USB-GIGABIT_Rev_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SY8089AAAC 3-5.5V 1.5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603 1.1 K 1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,R7,R15,R12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R3015T2R2M 2.2 U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D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B10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SB3_A_MA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TL8153-VC-C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QFN48-6x6mm-OLIMEX_V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402 100 NF 10% 10VD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1,C2,C10,C11,C14,C15,C16,C18,C19,C20,C21,C22,C24,C25,C26,C27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402 2.2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1,R6,R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805 100 NF X7R 50VDC 2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3,C4,C5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402 39 PF C0G 50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,C8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6 1 NF 2000V 10% X7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_1206_5MIL_DWS_IS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603 2.2 UF X5R 6.3VDC 1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2,C17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B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M211Q01FM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1</text:p>
          </table:table-cell>
          <table:table-cell table:style-name="ce2" office:value-type="string" calcext:value-type="string">
            <text:p>TM211Q01FM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402 22 OH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,R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805 10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0805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603 2.49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.A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3,R5,R6,R10,R1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.A. 93LC46B-I/S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-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3225 4P 25 Mhz 20 pf 20pp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TSX-3.2x2.5mm_GND(4)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11:24:11.226009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1:25:48.031701974</dc:date>
    <meta:editing-duration>PT24M48S</meta:editing-duration>
    <meta:editing-cycles>10</meta:editing-cycles>
    <meta:generator>LibreOffice/6.0.7.3$Linux_X86_64 LibreOffice_project/00m0$Build-3</meta:generator>
    <meta:document-statistic meta:table-count="1" meta:cell-count="80" meta:object-count="0"/>
  </office:meta>
</office:document-meta>
</file>